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d1931"/>
    </style:style>
    <style:style style:name="P2" style:family="paragraph" style:parent-style-name="Standard">
      <style:text-properties officeooo:paragraph-rsid="000d19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Fixing the indexing issue for quiver plot</text:p>
      <text:p text:style-name="P2">import numpy as np</text:p>
      <text:p text:style-name="P2">import matplotlib.pyplot as plt</text:p>
      <text:p text:style-name="P2"/>
      <text:p text:style-name="P2"># Define parameters for the toroidal field visualization</text:p>
      <text:p text:style-name="P2">theta = np.linspace(0, 2 * np.pi, 100) <text:s/># Angle around the toroid</text:p>
      <text:p text:style-name="P2">phi = np.linspace(0, 2 * np.pi, 100) <text:s/># Angle along the toroid</text:p>
      <text:p text:style-name="P2"/>
      <text:p text:style-name="P2"># Define toroid radius parameters</text:p>
      <text:p text:style-name="P2">R = 3 <text:s/># Major radius (distance from center of hole to toroid center)</text:p>
      <text:p text:style-name="P2">r = 1 <text:s/># Minor radius (radius of the tube)</text:p>
      <text:p text:style-name="P2"/>
      <text:p text:style-name="P2"># Create meshgrid</text:p>
      <text:p text:style-name="P2">Theta, Phi = np.meshgrid(theta, phi)</text:p>
      <text:p text:style-name="P2"/>
      <text:p text:style-name="P2"># Parametric equations for a torus</text:p>
      <text:p text:style-name="P2">X = (R + r * np.cos(Phi)) * np.cos(Theta)</text:p>
      <text:p text:style-name="P2">Y = (R + r * np.cos(Phi)) * np.sin(Theta)</text:p>
      <text:p text:style-name="P2">Z = r * np.sin(Phi)</text:p>
      <text:p text:style-name="P2"/>
      <text:p text:style-name="P2"># Create a 3D plot</text:p>
      <text:p text:style-name="P2">fig = plt.figure(figsize=(8, 8))</text:p>
      <text:p text:style-name="P2">ax = fig.add_subplot(111, projection='3d')</text:p>
      <text:p text:style-name="P2"/>
      <text:p text:style-name="P2"># Plot the toroidal structure</text:p>
      <text:p text:style-name="P2">ax.plot_surface(X, Y, Z, color='c', edgecolor='k', alpha=0.6)</text:p>
      <text:p text:style-name="P2"/>
      <text:p text:style-name="P2"># Magnetic field lines visualization (approximated as vector field on toroidal surface)</text:p>
      <text:p text:style-name="P2"># Define vector field components (idealized toroidal field)</text:p>
      <text:p text:style-name="P2">B_theta = -np.sin(Theta) <text:s/># Opposite directions around toroid</text:p>
      <text:p text:style-name="P2">B_phi = np.cos(Phi) <text:s/># Field follows toroidal shape</text:p>
      <text:p text:style-name="P2"/>
      <text:p text:style-name="P2"># Sample points for quiver plot</text:p>
      <text:p text:style-name="P2">idx = np.arange(0, 100, 10)</text:p>
      <text:p text:style-name="P2">idy = np.arange(0, 100, 10)</text:p>
      <text:p text:style-name="P2"/>
      <text:p text:style-name="P2"># Plot vector field on toroidal surface</text:p>
      <text:p text:style-name="P2">ax.quiver(X[idx, :][:, idy], Y[idx, :][:, idy], Z[idx, :][:, idy],</text:p>
      <text:p text:style-name="P2"><text:s text:c="10"/>B_theta[idx, :][:, idy], B_phi[idx, :][:, idy], np.zeros_like(B_phi[idx, :][:, idy]),</text:p>
      <text:p text:style-name="P2"><text:s text:c="10"/>color='r', length=0.5, normalize=True)</text:p>
      <text:p text:style-name="P2"/>
      <text:p text:style-name="P2"># Labels and aesthetics</text:p>
      <text:p text:style-name="P2">ax.set_title("Toroidal Magnetic Field Visualization")</text:p>
      <text:p text:style-name="P2">ax.set_xlabel("X-axis")</text:p>
      <text:p text:style-name="P2">ax.set_ylabel("Y-axis")</text:p>
      <text:p text:style-name="P2">ax.set_zlabel("Z-axis")</text:p>
      <text:p text:style-name="P2"/>
      <text:p text:style-name="P2">plt.show()</text:p>
      <text:h text:style-name="P1" text:outline-level="3"><text:soft-page-break/><text:span text:style-name="Strong_20_Emphasis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6:53:27.176239806</meta:creation-date>
    <dc:date>2025-02-01T16:55:32.739393324</dc:date>
    <meta:editing-duration>PT2M6S</meta:editing-duration>
    <meta:editing-cycles>1</meta:editing-cycles>
    <meta:generator>LibreOffice/24.2.7.2$Linux_X86_64 LibreOffice_project/420$Build-2</meta:generator>
    <meta:document-statistic meta:table-count="0" meta:image-count="0" meta:object-count="0" meta:page-count="2" meta:paragraph-count="37" meta:word-count="230" meta:character-count="1535" meta:non-whitespace-character-count="1316"/>
  </office:meta>
</office:document-meta>
</file>